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c0000" draw:textarea-horizontal-align="center" draw:textarea-vertical-align="middle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draw:marker-start="" draw:marker-start-width="0.406cm" draw:marker-end="Arrow_20_concave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T1" style:family="text">
      <style:text-properties style:text-position="0% 100%" fo:font-family="Symbol"/>
    </style:style>
    <style:style style:name="T2" style:family="text">
      <style:text-properties style:text-position="-33% 58%"/>
    </style:style>
    <style:style style:name="T3" style:family="text">
      <style:text-properties fo:font-size="14pt"/>
    </style:style>
    <style:style style:name="T4" style:family="text">
      <style:text-properties style:text-position="-33% 58%" fo:font-family="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0.678cm" svg:height="0.657cm" svg:x="1.065cm" svg:y="0.762cm">
          <text:p/>
        </draw:ellipse>
        <draw:ellipse draw:style-name="gr2" draw:text-style-name="P1" draw:layer="layout" svg:width="0.637cm" svg:height="0.67cm" svg:x="3.566cm" svg:y="0.755cm">
          <text:p/>
        </draw:ellipse>
        <draw:line draw:style-name="gr3" draw:text-style-name="P1" draw:layer="layout" svg:x1="1.743cm" svg:y1="1.091cm" svg:x2="3.566cm" svg:y2="1.091cm">
          <text:p/>
        </draw:line>
        <draw:ellipse draw:style-name="gr1" draw:text-style-name="P1" draw:layer="layout" svg:width="0.678cm" svg:height="0.657cm" svg:x="6.065cm" svg:y="0.762cm">
          <text:p/>
        </draw:ellipse>
        <draw:line draw:style-name="gr3" draw:text-style-name="P1" draw:layer="layout" svg:x1="6.065cm" svg:y1="1.114cm" svg:x2="4.203cm" svg:y2="1.114cm">
          <text:p/>
        </draw:line>
        <draw:line draw:style-name="gr4" draw:text-style-name="P1" draw:layer="layout" svg:x1="6.743cm" svg:y1="1.109cm" svg:x2="7.635cm" svg:y2="1.109cm">
          <text:p/>
        </draw:line>
        <draw:line draw:style-name="gr4" draw:text-style-name="P1" draw:layer="layout" svg:x1="14.412cm" svg:y1="1.419cm" svg:x2="14.416cm" svg:y2="2.406cm">
          <text:p/>
        </draw:line>
        <draw:frame draw:style-name="gr5" draw:layer="layout" svg:width="1.039cm" svg:height="1.181cm" svg:x="3.51cm" svg:y="4.195cm">
          <draw:text-box>
            <text:p text:style-name="P2"><text:span text:style-name="T1">n</text:span><text:span text:style-name="T2">1</text:span></text:p>
          </draw:text-box>
        </draw:frame>
        <draw:frame draw:style-name="gr5" draw:text-style-name="P3" draw:layer="layout" svg:width="0.79cm" svg:height="0.806cm" svg:x="3.525cm" svg:y="4.116cm">
          <draw:text-box>
            <text:p text:style-name="P2"><text:span text:style-name="T3">~</text:span></text:p>
          </draw:text-box>
        </draw:frame>
        <draw:frame draw:style-name="gr5" draw:layer="layout" svg:width="1.018cm" svg:height="1.21cm" svg:x="10.74cm" svg:y="4.339cm">
          <draw:text-box>
            <text:p text:style-name="P2"><text:span text:style-name="T1">n</text:span><text:span text:style-name="T4">2</text:span></text:p>
          </draw:text-box>
        </draw:frame>
        <draw:frame draw:style-name="gr5" draw:text-style-name="P3" draw:layer="layout" svg:width="0.79cm" svg:height="0.806cm" svg:x="10.755cm" svg:y="4.26cm">
          <draw:text-box>
            <text:p text:style-name="P2"><text:span text:style-name="T3">~</text:span></text:p>
          </draw:text-box>
        </draw:frame>
        <draw:frame draw:style-name="gr5" draw:layer="layout" svg:width="1.018cm" svg:height="1.21cm" svg:x="12.337cm" svg:y="4.366cm">
          <draw:text-box>
            <text:p text:style-name="P2"><text:span text:style-name="T1">n</text:span><text:span text:style-name="T4">3</text:span></text:p>
          </draw:text-box>
        </draw:frame>
        <draw:frame draw:style-name="gr5" draw:text-style-name="P3" draw:layer="layout" svg:width="0.79cm" svg:height="0.806cm" svg:x="12.352cm" svg:y="4.287cm">
          <draw:text-box>
            <text:p text:style-name="P2"><text:span text:style-name="T3">~</text:span></text:p>
          </draw:text-box>
        </draw:frame>
        <draw:line draw:style-name="gr4" draw:text-style-name="P1" draw:layer="layout" svg:x1="1.071cm" svg:y1="1.109cm" svg:x2="0.179cm" svg:y2="1.109cm">
          <text:p/>
        </draw:line>
        <draw:ellipse draw:style-name="gr1" draw:text-style-name="P1" draw:layer="layout" svg:width="0.678cm" svg:height="0.657cm" svg:x="9.065cm" svg:y="0.762cm">
          <text:p/>
        </draw:ellipse>
        <draw:ellipse draw:style-name="gr2" draw:text-style-name="P1" draw:layer="layout" svg:width="0.637cm" svg:height="0.67cm" svg:x="11.566cm" svg:y="0.755cm">
          <text:p/>
        </draw:ellipse>
        <draw:line draw:style-name="gr3" draw:text-style-name="P1" draw:layer="layout" svg:x1="9.743cm" svg:y1="1.091cm" svg:x2="11.566cm" svg:y2="1.091cm">
          <text:p/>
        </draw:line>
        <draw:ellipse draw:style-name="gr1" draw:text-style-name="P1" draw:layer="layout" svg:width="0.678cm" svg:height="0.657cm" svg:x="14.065cm" svg:y="0.762cm">
          <text:p/>
        </draw:ellipse>
        <draw:line draw:style-name="gr3" draw:text-style-name="P1" draw:layer="layout" svg:x1="14.065cm" svg:y1="1.114cm" svg:x2="12.203cm" svg:y2="1.114cm">
          <text:p/>
        </draw:line>
        <draw:line draw:style-name="gr4" draw:text-style-name="P1" draw:layer="layout" svg:x1="9.412cm" svg:y1="1.42cm" svg:x2="9.416cm" svg:y2="2.407cm">
          <text:p/>
        </draw:line>
        <draw:line draw:style-name="gr4" draw:text-style-name="P1" draw:layer="layout" svg:x1="11.894cm" svg:y1="0.76cm" svg:x2="11.898cm" svg:y2="-0.227cm">
          <text:p/>
        </draw:line>
        <draw:frame draw:style-name="gr5" draw:layer="layout" svg:width="6.251cm" svg:height="1.673cm" svg:x="8.77cm" svg:y="2.417cm">
          <draw:text-box>
            <text:p><text:s/>Doubly degenerate</text:p>
            <text:p>(two different states)</text:p>
          </draw:text-box>
        </draw:frame>
        <draw:ellipse draw:style-name="gr1" draw:text-style-name="P1" draw:layer="layout" svg:width="0.678cm" svg:height="0.657cm" svg:x="17.265cm" svg:y="0.763cm">
          <text:p/>
        </draw:ellipse>
        <draw:ellipse draw:style-name="gr2" draw:text-style-name="P1" draw:layer="layout" svg:width="0.637cm" svg:height="0.67cm" svg:x="19.766cm" svg:y="0.756cm">
          <text:p/>
        </draw:ellipse>
        <draw:line draw:style-name="gr3" draw:text-style-name="P1" draw:layer="layout" svg:x1="17.943cm" svg:y1="1.092cm" svg:x2="19.766cm" svg:y2="1.092cm">
          <text:p/>
        </draw:line>
        <draw:ellipse draw:style-name="gr1" draw:text-style-name="P1" draw:layer="layout" svg:width="0.678cm" svg:height="0.657cm" svg:x="22.265cm" svg:y="0.763cm">
          <text:p/>
        </draw:ellipse>
        <draw:line draw:style-name="gr3" draw:text-style-name="P1" draw:layer="layout" svg:x1="22.265cm" svg:y1="1.115cm" svg:x2="20.403cm" svg:y2="1.115cm">
          <text:p/>
        </draw:line>
        <draw:line draw:style-name="gr4" draw:text-style-name="P1" draw:layer="layout" svg:x1="22.235cm" svg:y1="1.11cm" svg:x2="21.343cm" svg:y2="1.11cm">
          <text:p/>
        </draw:line>
        <draw:frame draw:style-name="gr5" draw:layer="layout" svg:width="1.018cm" svg:height="1.21cm" svg:x="19.71cm" svg:y="4.296cm">
          <draw:text-box>
            <text:p text:style-name="P2"><text:span text:style-name="T1">n</text:span><text:span text:style-name="T4">4</text:span></text:p>
          </draw:text-box>
        </draw:frame>
        <draw:frame draw:style-name="gr5" draw:text-style-name="P3" draw:layer="layout" svg:width="0.79cm" svg:height="0.806cm" svg:x="19.725cm" svg:y="4.217cm">
          <draw:text-box>
            <text:p text:style-name="P2"><text:span text:style-name="T3">~</text:span></text:p>
          </draw:text-box>
        </draw:frame>
        <draw:line draw:style-name="gr4" draw:text-style-name="P1" draw:layer="layout" svg:x1="17.271cm" svg:y1="1.109cm" svg:x2="16.379cm" svg:y2="1.109cm">
          <text:p/>
        </draw:line>
        <draw:line draw:style-name="gr4" draw:text-style-name="P1" draw:layer="layout" svg:x1="20.443cm" svg:y1="1.109cm" svg:x2="21.335cm" svg:y2="1.1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Jussi Eloranta</meta:initial-creator>
    <meta:creation-date>2007-04-02T20:42:10</meta:creation-date>
    <dc:creator>Jussi Eloranta</dc:creator>
    <dc:date>2009-04-28T14:59:25</dc:date>
    <dc:language>en-US</dc:language>
    <meta:editing-cycles>19</meta:editing-cycles>
    <meta:editing-duration>PT00H30M32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